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ohit Bengali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Verdana2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26.714cm" fo:margin-left="0cm" table:align="left"/>
    </style:style>
    <style:style style:name="Tableau2.A" style:family="table-column">
      <style:table-column-properties style:column-width="1.166cm"/>
    </style:style>
    <style:style style:name="Tableau2.B" style:family="table-column">
      <style:table-column-properties style:column-width="6.839cm"/>
    </style:style>
    <style:style style:name="Tableau2.C" style:family="table-column">
      <style:table-column-properties style:column-width="4.168cm"/>
    </style:style>
    <style:style style:name="Tableau2.D" style:family="table-column">
      <style:table-column-properties style:column-width="2.577cm"/>
    </style:style>
    <style:style style:name="Tableau2.E" style:family="table-column">
      <style:table-column-properties style:column-width="2.207cm"/>
    </style:style>
    <style:style style:name="Tableau2.F" style:family="table-column">
      <style:table-column-properties style:column-width="0.854cm"/>
    </style:style>
    <style:style style:name="Tableau2.G" style:family="table-column">
      <style:table-column-properties style:column-width="0.826cm"/>
    </style:style>
    <style:style style:name="Tableau2.H" style:family="table-column">
      <style:table-column-properties style:column-width="0.796cm"/>
    </style:style>
    <style:style style:name="Tableau2.I" style:family="table-column">
      <style:table-column-properties style:column-width="2.334cm"/>
    </style:style>
    <style:style style:name="Tableau2.J" style:family="table-column">
      <style:table-column-properties style:column-width="4.949cm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background-color="#4c4c4c" fo:padding="0cm" fo:border="0.55pt solid #4c4c4c">
        <style:background-image/>
      </style:table-cell-properties>
    </style:style>
    <style:style style:name="Tableau2.A2" style:family="table-cell">
      <style:table-cell-properties fo:padding="0cm" fo:border-left="0.55pt solid #4c4c4c" fo:border-right="none" fo:border-top="none" fo:border-bottom="0.55pt solid #4c4c4c"/>
    </style:style>
    <style:style style:name="Tableau2.B2" style:family="table-cell">
      <style:table-cell-properties fo:padding="0cm" fo:border-left="0.55pt solid #4c4c4c" fo:border-right="none" fo:border-top="none" fo:border-bottom="0.55pt solid #4c4c4c"/>
    </style:style>
    <style:style style:name="Tableau2.F2" style:family="table-cell">
      <style:table-cell-properties fo:padding="0cm" fo:border-left="0.55pt solid #4c4c4c" fo:border-right="none" fo:border-top="none" fo:border-bottom="0.55pt solid #4c4c4c"/>
    </style:style>
    <style:style style:name="Tableau2.J2" style:family="table-cell">
      <style:table-cell-properties fo:padding="0cm" fo:border-left="0.55pt solid #4c4c4c" fo:border-right="0.55pt solid #4c4c4c" fo:border-top="none" fo:border-bottom="0.55pt solid #4c4c4c"/>
    </style:style>
    <style:style style:name="Tableau2.A3" style:family="table-cell">
      <style:table-cell-properties style:vertical-align="middle" fo:background-color="#e6e6e6" fo:padding="0cm" fo:border-left="0.55pt solid #4c4c4c" fo:border-right="none" fo:border-top="none" fo:border-bottom="0.55pt solid #4c4c4c">
        <style:background-image/>
      </style:table-cell-properties>
    </style:style>
    <style:style style:name="Tableau2.J3" style:family="table-cell">
      <style:table-cell-properties style:vertical-align="middle" fo:background-color="#e6e6e6" fo:padding="0cm" fo:border-left="0.55pt solid #4c4c4c" fo:border-right="0.55pt solid #4c4c4c" fo:border-top="none" fo:border-bottom="0.55pt solid #4c4c4c">
        <style:background-image/>
      </style:table-cell-properties>
    </style:style>
    <style:style style:name="Tableau2.A5" style:family="table-cell">
      <style:table-cell-properties fo:padding="0cm" fo:border-left="0.55pt solid #4c4c4c" fo:border-right="0.55pt solid #4c4c4c" fo:border-top="none" fo:border-bottom="0.55pt solid #4c4c4c"/>
    </style:style>
    <style:style style:name="Tableau7" style:family="table">
      <style:table-properties style:width="26.714cm" table:align="margins"/>
    </style:style>
    <style:style style:name="Tableau7.A" style:family="table-column">
      <style:table-column-properties style:column-width="26.714cm" style:rel-column-width="65535*"/>
    </style:style>
    <style:style style:name="Tableau7.A1" style:family="table-cell">
      <style:table-cell-properties fo:background-color="transparent" fo:padding="0cm" fo:border="0.05pt solid #000000">
        <style:background-image/>
      </style:table-cell-properties>
    </style:style>
    <style:style style:name="Tableau7.A2" style:family="table-cell">
      <style:table-cell-properties fo:padding="0cm" fo:border-left="0.05pt solid #000000" fo:border-right="0.05pt solid #000000" fo:border-top="none" fo:border-bottom="0.05pt solid #000000"/>
    </style:style>
    <style:style style:name="Tableau8" style:family="table">
      <style:table-properties style:width="26.714cm" table:align="margins"/>
    </style:style>
    <style:style style:name="Tableau8.A" style:family="table-column">
      <style:table-column-properties style:column-width="26.714cm" style:rel-column-width="65535*"/>
    </style:style>
    <style:style style:name="Tableau8.A1" style:family="table-cell">
      <style:table-cell-properties fo:padding="0cm" fo:border="0.05pt solid #000000"/>
    </style:style>
    <style:style style:name="Tableau8.A2" style:family="table-cell">
      <style:table-cell-properties fo:padding="0cm" fo:border-left="0.05pt solid #000000" fo:border-right="0.05pt solid #000000" fo:border-top="none" fo:border-bottom="0.05pt solid #000000"/>
    </style:style>
    <style:style style:name="Tableau9" style:family="table">
      <style:table-properties style:width="26.714cm" fo:margin-left="0cm" table:align="left"/>
    </style:style>
    <style:style style:name="Tableau9.A" style:family="table-column">
      <style:table-column-properties style:column-width="1.194cm"/>
    </style:style>
    <style:style style:name="Tableau9.B" style:family="table-column">
      <style:table-column-properties style:column-width="25.52cm"/>
    </style:style>
    <style:style style:name="Tableau9.1" style:family="table-row">
      <style:table-row-properties fo:background-color="#b3b3b3">
        <style:background-image/>
      </style:table-row-properties>
    </style:style>
    <style:style style:name="Tableau9.A1" style:family="table-cell">
      <style:table-cell-properties fo:padding="0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cm" fo:border="0.05pt solid #000000"/>
    </style:style>
    <style:style style:name="Tableau9.A2" style:family="table-cell">
      <style:table-cell-properties fo:padding="0cm" fo:border-left="0.05pt solid #000000" fo:border-right="0.05pt solid #000000" fo:border-top="none" fo:border-bottom="0.05pt solid #000000"/>
    </style:style>
    <style:style style:name="Tableau10" style:family="table">
      <style:table-properties style:width="26.714cm" table:align="margins"/>
    </style:style>
    <style:style style:name="Tableau10.A" style:family="table-column">
      <style:table-column-properties style:column-width="1.194cm" style:rel-column-width="2929*"/>
    </style:style>
    <style:style style:name="Tableau10.B" style:family="table-column">
      <style:table-column-properties style:column-width="6.842cm" style:rel-column-width="16785*"/>
    </style:style>
    <style:style style:name="Tableau10.C" style:family="table-column">
      <style:table-column-properties style:column-width="4.142cm" style:rel-column-width="10160*"/>
    </style:style>
    <style:style style:name="Tableau10.D" style:family="table-column">
      <style:table-column-properties style:column-width="2.609cm" style:rel-column-width="6399*"/>
    </style:style>
    <style:style style:name="Tableau10.E" style:family="table-column">
      <style:table-column-properties style:column-width="2.198cm" style:rel-column-width="5391*"/>
    </style:style>
    <style:style style:name="Tableau10.F" style:family="table-column">
      <style:table-column-properties style:column-width="0.797cm" style:rel-column-width="1955*"/>
    </style:style>
    <style:style style:name="Tableau10.G" style:family="table-column">
      <style:table-column-properties style:column-width="0.854cm" style:rel-column-width="2094*"/>
    </style:style>
    <style:style style:name="Tableau10.H" style:family="table-column">
      <style:table-column-properties style:column-width="0.796cm" style:rel-column-width="1951*"/>
    </style:style>
    <style:style style:name="Tableau10.I" style:family="table-column">
      <style:table-column-properties style:column-width="2.334cm" style:rel-column-width="5724*"/>
    </style:style>
    <style:style style:name="Tableau10.J" style:family="table-column">
      <style:table-column-properties style:column-width="4.951cm" style:rel-column-width="12147*"/>
    </style:style>
    <style:style style:name="Tableau10.1" style:family="table-row">
      <style:table-row-properties fo:background-color="#ffcc99">
        <style:background-image/>
      </style:table-row-properties>
    </style:style>
    <style:style style:name="Tableau10.A1" style:family="table-cell">
      <style:table-cell-properties fo:padding="0cm" fo:border-left="0.05pt solid #000000" fo:border-right="none" fo:border-top="0.05pt solid #000000" fo:border-bottom="0.05pt solid #000000"/>
    </style:style>
    <style:style style:name="Tableau10.J1" style:family="table-cell">
      <style:table-cell-properties fo:padding="0cm" fo:border="0.05pt solid #000000"/>
    </style:style>
    <style:style style:name="Tableau10.A2" style:family="table-cell">
      <style:table-cell-properties fo:padding="0cm" fo:border-left="0.05pt solid #000000" fo:border-right="none" fo:border-top="none" fo:border-bottom="0.05pt solid #000000"/>
    </style:style>
    <style:style style:name="Tableau10.J2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>
        <style:tab-stops>
          <style:tab-stop style:position="9.001cm" style:type="center"/>
          <style:tab-stop style:position="15.505cm"/>
          <style:tab-stop style:position="18.002cm" style:type="right"/>
        </style:tab-stops>
      </style:paragraph-properties>
      <style:text-properties style:font-name="Verdana2" fo:font-size="10pt" style:font-size-asian="10pt" style:font-size-complex="10pt"/>
    </style:style>
    <style:style style:name="P2" style:family="paragraph" style:parent-style-name="fa-petits-intitulés">
      <style:text-properties fo:font-variant="small-caps" style:font-size-asian="10.5pt"/>
    </style:style>
    <style:style style:name="P3" style:family="paragraph" style:parent-style-name="fa-oo-valeur">
      <style:paragraph-properties fo:text-align="center" style:justify-single-word="false"/>
    </style:style>
    <style:style style:name="P4" style:family="paragraph" style:parent-style-name="fa-attr-valeur">
      <style:paragraph-properties fo:text-align="center" style:justify-single-word="false"/>
    </style:style>
    <style:style style:name="P5" style:family="paragraph" style:parent-style-name="fa-os">
      <style:text-properties fo:font-size="10pt" style:font-size-asian="10pt" style:font-size-complex="10pt"/>
    </style:style>
    <style:style style:name="P6" style:family="paragraph" style:parent-style-name="fa-os">
      <style:paragraph-properties fo:text-align="start" style:justify-single-word="false"/>
      <style:text-properties fo:font-size="10pt" style:font-size-asian="10pt" style:font-size-complex="10pt"/>
    </style:style>
    <style:style style:name="P7" style:family="paragraph" style:parent-style-name="fa-oo-libellé">
      <style:paragraph-properties fo:text-align="center" style:justify-single-word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column table:style-name="Tableau2.I"/>
        <table:table-column table:style-name="Tableau2.J"/>
        <table:table-row table:style-name="Tableau2.1">
          <table:table-cell table:style-name="Tableau2.A1" table:number-columns-spanned="10" office:value-type="string">
            <text:p text:style-name="fa-titre"><text:text-input text:description="">"PST %s" % self.Description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2" office:value-type="string">
            <text:p text:style-name="fa-grands-intitulés"/>
          </table:table-cell>
          <table:table-cell table:style-name="Tableau2.B2" table:number-columns-spanned="4" office:value-type="string">
            <text:p text:style-name="fa-grands-intitulés">Objectifs &amp; actions</text:p>
          </table:table-cell>
          <table:covered-table-cell/>
          <table:covered-table-cell/>
          <table:covered-table-cell/>
          <table:table-cell table:style-name="Tableau2.F2" table:number-columns-spanned="4" office:value-type="string">
            <text:p text:style-name="fa-grands-intitulés">Avancement</text:p>
          </table:table-cell>
          <table:covered-table-cell/>
          <table:covered-table-cell/>
          <table:covered-table-cell/>
          <table:table-cell table:style-name="Tableau2.J2" office:value-type="string">
            <text:p text:style-name="fa-grands-intitulés">Résultats</text:p>
          </table:table-cell>
        </table:table-row>
        <table:table-row>
          <table:table-cell table:style-name="Tableau2.A3" table:number-rows-spanned="2" office:value-type="string">
            <text:p text:style-name="fa-intitulés"/>
          </table:table-cell>
          <table:table-cell table:style-name="Tableau2.A3" table:number-rows-spanned="2" office:value-type="string">
            <text:p text:style-name="fa-intitulés">Intitulé</text:p>
          </table:table-cell>
          <table:table-cell table:style-name="Tableau2.A3" table:number-rows-spanned="2" office:value-type="string">
            <text:p text:style-name="fa-intitulés">Indicateurs</text:p>
          </table:table-cell>
          <table:table-cell table:style-name="Tableau2.A3" table:number-rows-spanned="2" office:value-type="string">
            <text:p text:style-name="fa-intitulés">Pilote</text:p>
          </table:table-cell>
          <table:table-cell table:style-name="Tableau2.A3" table:number-rows-spanned="2" office:value-type="string">
            <text:p text:style-name="fa-intitulés">Échéance</text:p>
          </table:table-cell>
          <table:table-cell table:style-name="Tableau2.A3" table:number-columns-spanned="3" office:value-type="string">
            <text:p text:style-name="fa-intitulés">Statut</text:p>
          </table:table-cell>
          <table:covered-table-cell/>
          <table:covered-table-cell/>
          <table:table-cell table:style-name="Tableau2.A3" table:number-rows-spanned="2" office:value-type="string">
            <text:p text:style-name="fa-intitulés">Indice de santé</text:p>
          </table:table-cell>
          <table:table-cell table:style-name="Tableau2.J3" table:number-rows-spanned="2" office:value-type="string">
            <text:p text:style-name="fa-intitulés">Résultat atteint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au2.A3" office:value-type="string">
            <text:p text:style-name="P2">A progr.</text:p>
          </table:table-cell>
          <table:table-cell table:style-name="Tableau2.A3" office:value-type="string">
            <text:p text:style-name="P2">En cours</text:p>
          </table:table-cell>
          <table:table-cell table:style-name="Tableau2.A3" office:value-type="string">
            <text:p text:style-name="P2">Fin.</text:p>
          </table:table-cell>
          <table:covered-table-cell/>
          <table:covered-table-cell/>
        </table:table-row>
        <table:table-row>
          <table:table-cell table:style-name="Tableau2.A5" table:number-columns-spanned="10" office:value-type="string">
            <table:table table:name="Tableau7" table:style-name="Tableau7">
              <table:table-column table:style-name="Tableau7.A"/>
              <table:table-row>
                <table:table-cell table:style-name="Tableau7.A1" office:value-type="string">
                  <text:p text:style-name="fa-volet"><office:annotation><dc:creator>sge </dc:creator><dc:date>2013-06-25T09:01:52</dc:date><text:p text:style-name="P8"><text:span text:style-name="T1">do table for section in sorted(view.getStrategicObjectivesDict().items())</text:span></text:p></office:annotation><text:text-input text:description="">section[0]</text:text-input></text:p>
                </table:table-cell>
              </table:table-row>
              <table:table-row>
                <table:table-cell table:style-name="Tableau7.A2" office:value-type="string">
                  <table:table table:name="Tableau8" table:style-name="Tableau8">
                    <table:table-column table:style-name="Tableau8.A"/>
                    <table:table-row>
                      <table:table-cell table:style-name="Tableau8.A1" office:value-type="string">
                        <text:p text:style-name="fa-domaine"><office:annotation><dc:creator>sge </dc:creator><dc:date>2013-06-25T09:06:56</dc:date><text:p text:style-name="P8"><text:span text:style-name="T1">do table for domain in sorted(section[1].items())</text:span></text:p></office:annotation><text:text-input text:description="">domain[0]</text:text-input></text:p>
                      </table:table-cell>
                    </table:table-row>
                    <table:table-row>
                      <table:table-cell table:style-name="Tableau8.A2" office:value-type="string">
                        <table:table table:name="Tableau9" table:style-name="Tableau9">
                          <table:table-column table:style-name="Tableau9.A"/>
                          <table:table-column table:style-name="Tableau9.B"/>
                          <table:table-row table:style-name="Tableau9.1">
                            <table:table-cell table:style-name="Tableau9.A1" office:value-type="string">
                              <text:p text:style-name="P5"><office:annotation><dc:creator>sge </dc:creator><dc:date>2013-06-25T09:09:13</dc:date><text:p text:style-name="P8"><text:span text:style-name="T1">do table for so in domain[1]</text:span></text:p></office:annotation>O.S.</text:p>
                            </table:table-cell>
                            <table:table-cell table:style-name="Tableau9.B1" office:value-type="string">
                              <text:p text:style-name="P6"><text:text-input text:description="">so.Title()</text:text-input></text:p>
                            </table:table-cell>
                          </table:table-row>
                          <table:table-row>
                            <table:table-cell table:style-name="Tableau9.A2" table:number-columns-spanned="2" office:value-type="string">
                              <table:table table:name="Tableau10" table:style-name="Tableau10">
                                <table:table-column table:style-name="Tableau10.A"/>
                                <table:table-column table:style-name="Tableau10.B"/>
                                <table:table-column table:style-name="Tableau10.C"/>
                                <table:table-column table:style-name="Tableau10.D"/>
                                <table:table-column table:style-name="Tableau10.E"/>
                                <table:table-column table:style-name="Tableau10.F"/>
                                <table:table-column table:style-name="Tableau10.G"/>
                                <table:table-column table:style-name="Tableau10.H"/>
                                <table:table-column table:style-name="Tableau10.I"/>
                                <table:table-column table:style-name="Tableau10.J"/>
                                <table:table-row table:style-name="Tableau10.1">
                                  <table:table-cell table:style-name="Tableau10.A1" office:value-type="string">
                                    <text:p text:style-name="P7"><office:annotation><dc:creator>sge </dc:creator><dc:date>2013-06-25T09:39:40</dc:date><text:p text:style-name="P8"><text:span text:style-name="T1">do table for oo in view.getObjectDGM(so).getOperationalObjectives()</text:span></text:p></office:annotation>O.O.</text:p>
                                  </table:table-cell>
                                  <table:table-cell table:style-name="Tableau10.A1" office:value-type="string">
                                    <text:p text:style-name="fa-oo-valeur"><text:text-input text:description="">oo.Title()</text:text-input></text:p>
                                  </table:table-cell>
                                  <table:table-cell table:style-name="Tableau10.A1" office:value-type="string">
                                    <text:p text:style-name="fa-oo-valeur"><office:annotation><dc:creator>sge </dc:creator><dc:date>2013-06-25T09:49:58</dc:date><text:p text:style-name="P8"><text:span text:style-name="T1">do text</text:span></text:p><text:p text:style-name="P8"><text:span text:style-name="T1">from xhtml(view.getObjectDGM(oo).formatResultIndicator())</text:span></text:p></office:annotation>result indicator</text:p>
                                  </table:table-cell>
                                  <table:table-cell table:style-name="Tableau10.A1" office:value-type="string">
                                    <text:p text:style-name="fa-oo-valeur"><text:text-input text:description="">view.vocValues('imio.project.core.content.project.manager_vocabulary', 'manager', sep=', ', obj=oo)</text:text-input></text:p>
                                  </table:table-cell>
                                  <table:table-cell table:style-name="Tableau10.A1" office:value-type="string">
                                    <text:p text:style-name="fa-oo-valeur"><text:text-input text:description="">oo.planned_end_date.strftime('%m/%Y')</text:text-input></text:p>
                                  </table:table-cell>
                                  <table:table-cell table:style-name="Tableau10.A1" office:value-type="string">
                                    <text:p text:style-name="P3"><office:annotation><dc:creator>sge </dc:creator><dc:date>2013-06-25T09:54:42</dc:date><text:p text:style-name="P8"><text:span text:style-name="T2">do text if view.getState(obj=oo) == 'to_be_scheduled'</text:span></text:p></office:annotation>X</text:p>
                                  </table:table-cell>
                                  <table:table-cell table:style-name="Tableau10.A1" office:value-type="string">
                                    <text:p text:style-name="P3"><office:annotation><dc:creator>sge </dc:creator><dc:date>2013-06-25T11:09:52</dc:date><text:p text:style-name="P8"><text:span text:style-name="T1">do text if view.getState(obj=oo) == 'ongoing'</text:span></text:p></office:annotation>X</text:p>
                                  </table:table-cell>
                                  <table:table-cell table:style-name="Tableau10.A1" office:value-type="string">
                                    <text:p text:style-name="P3"><office:annotation><dc:creator>sge </dc:creator><dc:date>2013-06-25T11:10:39</dc:date><text:p text:style-name="P8"><text:span text:style-name="T1">do text if view.getState(obj=oo) == 'terminated'</text:span></text:p></office:annotation>X</text:p>
                                  </table:table-cell>
                                  <table:table-cell table:style-name="Tableau10.A1" office:value-type="string">
                                    <text:p text:style-name="fa-oo-valeur"/>
                                  </table:table-cell>
                                  <table:table-cell table:style-name="Tableau10.J1" office:value-type="string">
                                    <text:p text:style-name="fa-oo-valeur"><office:annotation><dc:creator>sge </dc:creator><dc:date>2013-06-25T13:42:28</dc:date><text:p text:style-name="P8"><text:span text:style-name="T1">do text</text:span></text:p><text:p text:style-name="P8"><text:span text:style-name="T1">from xhtml(view.getObjectDGM(oo).formatResultIndicator(expected=False))</text:span></text:p></office:annotation>reached indicator</text:p>
                                  </table:table-cell>
                                </table:table-row>
                                <table:table-row>
                                  <table:table-cell table:style-name="Tableau10.A2" office:value-type="string">
                                    <text:p text:style-name="P4"><office:annotation><dc:creator>sge </dc:creator><dc:date>2013-06-25T11:23:38</dc:date><text:p text:style-name="P8"><text:span text:style-name="T1">do row for action in view.getObjectDGM(oo).getActions()</text:span></text:p></office:annotation>Action</text:p>
                                  </table:table-cell>
                                  <table:table-cell table:style-name="Tableau10.A2" office:value-type="string">
                                    <text:p text:style-name="fa-attr-valeur"><text:text-input text:description="">action.Title()</text:text-input></text:p>
                                  </table:table-cell>
                                  <table:table-cell table:style-name="Tableau10.A2" office:value-type="string">
                                    <text:p text:style-name="fa-attr-valeur"/>
                                  </table:table-cell>
                                  <table:table-cell table:style-name="Tableau10.A2" office:value-type="string">
                                    <text:p text:style-name="fa-attr-valeur"><text:text-input text:description="">view.vocValues('imio.project.core.content.project.manager_vocabulary', 'manager', sep=', ', obj=action)</text:text-input></text:p>
                                  </table:table-cell>
                                  <table:table-cell table:style-name="Tableau10.A2" office:value-type="string">
                                    <text:p text:style-name="fa-attr-valeur"><text:text-input text:description="">action.planned_end_date.strftime('%m/%Y')</text:text-input></text:p>
                                  </table:table-cell>
                                  <table:table-cell table:style-name="Tableau10.A2" office:value-type="string">
                                    <text:p text:style-name="P4"><office:annotation><dc:creator>sge </dc:creator><dc:date>2013-06-25T09:54:42</dc:date><text:p text:style-name="P8"><text:span text:style-name="T2">do text if view.getState(obj=action) == 'to_be_scheduled'</text:span></text:p></office:annotation>X</text:p>
                                  </table:table-cell>
                                  <table:table-cell table:style-name="Tableau10.A2" office:value-type="string">
                                    <text:p text:style-name="P4"><office:annotation><dc:creator>sge </dc:creator><dc:date>2013-06-25T11:09:52</dc:date><text:p text:style-name="P8"><text:span text:style-name="T1">do text if view.getState(obj=action) == 'ongoing'</text:span></text:p></office:annotation>X</text:p>
                                  </table:table-cell>
                                  <table:table-cell table:style-name="Tableau10.A2" office:value-type="string">
                                    <text:p text:style-name="P4"><office:annotation><dc:creator>sge </dc:creator><dc:date>2013-06-25T11:10:39</dc:date><text:p text:style-name="P8"><text:span text:style-name="T1">do text if view.getState(obj=action) == 'terminated'</text:span></text:p></office:annotation>X</text:p>
                                  </table:table-cell>
                                  <table:table-cell table:style-name="Tableau10.A2" office:value-type="string">
                                    <text:p text:style-name="fa-attr-valeur"><office:annotation><dc:creator>sge </dc:creator><dc:date>2013-06-25T11:38:03</dc:date><text:p text:style-name="P8"><text:span text:style-name="T1">do text</text:span></text:p><text:p text:style-name="P8"><text:span text:style-name="T1">from xhtml(view.getObjectDGM(action).formatHealthIndicator())</text:span></text:p></office:annotation>champ health_indicator_details</text:p>
                                  </table:table-cell>
                                  <table:table-cell table:style-name="Tableau10.J2" office:value-type="string">
                                    <text:p text:style-name="fa-attr-valeur"/>
                                  </table:table-cell>
                                </table:table-row>
                              </table:table>
                              <text:p text:style-name="Table_20_Contents"/>
                            </table:table-cell>
                            <table:covered-table-cell/>
                          </table:table-row>
                        </table:table>
                        <text:p text:style-name="Table_20_Contents"/>
                      </table:table-cell>
                    </table:table-row>
                  </table:table>
                  <text:p text:style-name="Table_20_Contents"/>
                </table:table-cell>
              </table:table-row>
            </table:table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ohit Bengali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Verdana2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Verdana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name="Verdana" fo:font-size="10pt" style:font-size-asian="10.5pt"/>
    </style:style>
    <style:style style:name="fa-titre" style:family="paragraph" style:parent-style-name="Table_20_Contents" style:class="extra" style:master-page-name="">
      <style:paragraph-properties fo:margin="100%" fo:margin-left="0cm" fo:margin-right="0cm" fo:margin-top="0cm" fo:margin-bottom="0cm" fo:text-align="center" style:justify-single-word="false" fo:text-indent="0cm" style:auto-text-indent="false" style:page-number="auto" fo:background-color="#4c4c4c" style:shadow="none">
        <style:tab-stops/>
        <style:background-image/>
      </style:paragraph-properties>
      <style:text-properties fo:text-transform="uppercase" fo:color="#ffffff" style:font-name="Verdana1" fo:font-size="16pt" fo:font-weight="bold" style:font-size-asian="10.5pt"/>
    </style:style>
    <style:style style:name="fa-volet" style:family="paragraph" style:parent-style-name="Table_20_Contents" style:class="extra">
      <style:paragraph-properties fo:text-align="center" style:justify-single-word="false" fo:background-color="#800000">
        <style:background-image/>
      </style:paragraph-properties>
      <style:text-properties fo:text-transform="uppercase" fo:color="#ffffff" style:font-name="Lohit Bengali" style:font-size-asian="10.5pt"/>
    </style:style>
    <style:style style:name="fa-domaine" style:family="paragraph" style:parent-style-name="Table_20_Contents" style:class="extra">
      <style:paragraph-properties fo:text-align="start" style:justify-single-word="false" fo:background-color="#ff0000">
        <style:background-image/>
      </style:paragraph-properties>
      <style:text-properties fo:color="#ffffff" style:font-name="Verdana1" fo:font-weight="bold" style:font-size-asian="10.5pt"/>
    </style:style>
    <style:style style:name="fa-os" style:family="paragraph" style:parent-style-name="Table_20_Contents" style:list-style-name="" style:class="extra">
      <style:paragraph-properties fo:text-align="center" style:justify-single-word="false" fo:background-color="transparent">
        <style:background-image/>
      </style:paragraph-properties>
      <style:text-properties fo:color="#333333" style:font-name="Verdana1" fo:font-size="14pt" fo:font-weight="bold" style:font-size-asian="14pt" style:font-size-complex="14pt"/>
    </style:style>
    <style:style style:name="fa-oo-libellé" style:family="paragraph" style:parent-style-name="Table_20_Contents" style:list-style-name="" style:class="extra">
      <style:paragraph-properties fo:background-color="transparent">
        <style:background-image/>
      </style:paragraph-properties>
      <style:text-properties fo:color="#333333" style:font-name="Verdana1" fo:font-size="10pt" fo:font-weight="bold" style:font-size-asian="10.5pt"/>
    </style:style>
    <style:style style:name="fa-oo-valeur" style:family="paragraph" style:parent-style-name="Table_20_Contents" style:class="extra">
      <style:paragraph-properties fo:background-color="transparent">
        <style:background-image/>
      </style:paragraph-properties>
      <style:text-properties fo:color="#333333" style:font-name="Verdana" fo:font-size="10pt" style:font-size-asian="10.5pt"/>
    </style:style>
    <style:style style:name="fa-attr-libellé" style:family="paragraph" style:parent-style-name="Table_20_Contents" style:class="extra">
      <style:paragraph-properties fo:background-color="transparent">
        <style:background-image/>
      </style:paragraph-properties>
      <style:text-properties style:font-name="Verdana1" fo:font-size="10pt" fo:font-style="normal" fo:font-weight="bold" style:font-size-asian="12pt" style:font-style-asian="normal" style:font-size-complex="12pt" style:font-style-complex="normal"/>
    </style:style>
    <style:style style:name="fa-attr-valeur" style:family="paragraph" style:parent-style-name="Table_20_Contents" style:class="extra">
      <style:text-properties style:font-name="Verdana" fo:font-size="10pt" style:font-size-asian="10.5pt"/>
    </style:style>
    <style:style style:name="fa-attr-valeur-bon" style:family="paragraph" style:parent-style-name="fa-attr-valeur" style:class="extra">
      <style:paragraph-properties fo:background-color="#33cc66">
        <style:background-image/>
      </style:paragraph-properties>
      <style:text-properties fo:color="#ffffff" style:font-size-asian="10.5pt"/>
    </style:style>
    <style:style style:name="fa-attr-valeur-risque" style:family="paragraph" style:parent-style-name="fa-attr-valeur" style:class="extra">
      <style:paragraph-properties fo:background-color="#ff6633">
        <style:background-image/>
      </style:paragraph-properties>
      <style:text-properties fo:color="#ffffff" style:font-size-asian="10.5pt"/>
    </style:style>
    <style:style style:name="fa-attr-valeur-blocage" style:family="paragraph" style:parent-style-name="fa-attr-valeur" style:class="extra">
      <style:paragraph-properties fo:background-color="#ff0000">
        <style:background-image/>
      </style:paragraph-properties>
      <style:text-properties fo:color="#ffffff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a-intitulés" style:family="paragraph" style:parent-style-name="Table_20_Contents" style:class="extra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Verdana1" fo:font-size="10pt" fo:font-weight="bold" style:font-size-asian="10.5pt"/>
    </style:style>
    <style:style style:name="Heading_20_1" style:display-name="Heading 1" style:family="paragraph" style:parent-style-name="Heading" style:next-style-name="Text_20_body" style:class="text">
      <style:paragraph-properties style:shadow="none"/>
      <style:text-properties style:font-name="Verdana1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Liberation San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h1" style:family="paragraph" style:parent-style-name="Text_20_body" style:class="text">
      <style:paragraph-properties fo:text-align="start" style:justify-single-word="false" fo:padding="0cm" fo:border-left="none" fo:border-right="none" fo:border-top="none" fo:border-bottom="0.51pt solid #000064" style:shadow="none">
        <style:tab-stops/>
      </style:paragraph-properties>
      <style:text-properties style:font-name="Verdana1" fo:font-size="14pt" fo:font-weight="bold" style:font-size-asian="16pt" style:font-weight-asian="bold" style:font-size-complex="16pt" style:font-weight-complex="bold"/>
    </style:style>
    <style:style style:name="h2" style:family="paragraph" style:parent-style-name="Text_20_body" style:class="text">
      <style:paragraph-properties style:shadow="none"/>
      <style:text-properties fo:color="#000064" style:font-name="Verdana" style:font-size-asian="10.5pt"/>
    </style:style>
    <style:style style:name="fa-attr-libellé-Titre" style:family="paragraph" style:parent-style-name="fa-attr-libellé">
      <style:paragraph-properties style:vertical-align="middle"/>
      <style:text-properties fo:font-size="125%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4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tdp1" style:family="paragraph" style:parent-style-name="Text_20_body" style:next-style-name="Text">
      <style:paragraph-properties fo:padding="0cm" fo:border-left="none" fo:border-right="none" fo:border-top="none" fo:border-bottom="0.06pt solid #000080" style:shadow="none"/>
      <style:text-properties fo:color="#000080" fo:font-size="125%" style:font-size-asian="10.5pt"/>
    </style:style>
    <style:style style:name="tdp2" style:family="paragraph" style:parent-style-name="Text">
      <style:paragraph-properties style:shadow="none"/>
      <style:text-properties fo:color="#000080" style:font-name="Verdana" fo:font-size="115%" fo:font-style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itre_20_OS" style:display-name="Titre OS" style:family="paragraph" style:parent-style-name="Heading_20_1" style:default-outline-level="1">
      <style:paragraph-properties fo:margin="100%" fo:margin-left="2.501cm" fo:margin-right="0cm" fo:margin-top="0cm" fo:margin-bottom="0cm" fo:text-indent="-0.51cm" style:auto-text-indent="false"/>
    </style:style>
    <style:style style:name="Titre_20_OO" style:display-name="Titre OO" style:family="paragraph" style:parent-style-name="Heading_20_2" style:default-outline-level="2">
      <style:paragraph-properties fo:margin="100%" fo:margin-left="2.501cm" fo:margin-right="0cm" fo:margin-top="0cm" fo:margin-bottom="0cm" fo:text-indent="-1.016cm" style:auto-text-indent="false"/>
    </style:style>
    <style:style style:name="Titre_20_Action" style:display-name="Titre Action" style:family="paragraph" style:parent-style-name="Heading_20_3" style:default-outline-level="3">
      <style:paragraph-properties fo:margin="100%" fo:margin-left="2.501cm" fo:margin-right="0cm" fo:margin-top="0cm" fo:margin-bottom="0cm" fo:text-indent="-1.27cm" style:auto-text-indent="false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PST_20_Titre_20_1" style:display-name="PST Titre 1" style:family="paragraph" style:parent-style-name="Heading_20_1"/>
    <style:style style:name="PST_20_Titre_20_2" style:display-name="PST Titre 2" style:family="paragraph" style:parent-style-name="Heading_20_2"/>
    <style:style style:name="PST_20_Titre_20_3" style:display-name="PST Titre 3" style:family="paragraph" style:parent-style-name="Heading_20_3"/>
    <style:style style:name="fa-grands-intitulés" style:family="paragraph" style:parent-style-name="Table_20_Contents" style:class="extra">
      <style:paragraph-properties fo:text-align="center" style:justify-single-word="false" fo:background-color="#b3b3b3">
        <style:background-image/>
      </style:paragraph-properties>
      <style:text-properties fo:color="#ffffff" style:font-size-asian="10.5pt"/>
    </style:style>
    <style:style style:name="fa-petits-intitulés" style:family="paragraph" style:parent-style-name="fa-intitulés" style:class="extra">
      <style:text-properties fo:color="#333333" fo:font-size="9pt" fo:font-weight="normal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 fo:text-indent="-0.51cm" fo:margin-left="0.51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1" text:display-levels="2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9.001cm" style:type="center"/>
          <style:tab-stop style:position="15.505cm"/>
          <style:tab-stop style:position="18.002cm" style:type="right"/>
        </style:tab-stops>
      </style:paragraph-properties>
      <style:text-properties style:font-name="Verdana2" fo:font-size="10pt" style:font-size-asian="10pt" style:font-size-complex="10pt"/>
    </style:style>
    <style:page-layout style:name="Mpm1">
      <style:page-layout-properties fo:page-width="29.7cm" fo:page-height="21.001cm" style:num-format="1" style:print-orientation="landscape" fo:margin-top="2cm" fo:margin-bottom="2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footer>
        <text:p text:style-name="MP1"><text:page-number text:select-page="current">1</text:page-number> De <text:page-count>1</text:page-count><text:tab/><text:date style:data-style-name="N37" text:date-value="2014-02-06T09:51:49">06/02/14</text:date><text:tab/><text:time style:data-style-name="N41" text:time-value="2014-02-06T09:51:49">09:50:59</text:ti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 </meta:initial-creator>
    <meta:creation-date>2013-06-14T09:21:12</meta:creation-date>
    <dc:date>2014-02-06T09:39:46</dc:date>
    <meta:editing-duration>PT20H32M1S</meta:editing-duration>
    <meta:editing-cycles>189</meta:editing-cycles>
    <meta:generator>LibreOffice/3.5$Linux_X86_64 LibreOffice_project/350m1$Build-2</meta:generator>
    <dc:creator>Ngaha </dc:creator>
    <meta:document-statistic meta:table-count="5" meta:image-count="0" meta:object-count="0" meta:page-count="1" meta:paragraph-count="36" meta:word-count="75" meta:character-count="611" meta:non-whitespace-character-count="586"/>
    <meta:user-defined meta:name="Info 1"/>
    <meta:user-defined meta:name="Info 2"/>
    <meta:user-defined meta:name="Info 3"/>
    <meta:user-defined meta:name="Info 4"/>
  </office:meta>
</office:document-meta>
</file>